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4d1" draw:opacity="50%" draw:textarea-horizontal-align="left" draw:textarea-vertical-align="top" draw:auto-grow-height="false" fo:min-height="16.75cm" fo:min-width="52.5cm" draw:shadow-opacity="50%"/>
    </style:style>
    <style:style style:name="gr2" style:family="graphic" style:parent-style-name="standard">
      <style:graphic-properties draw:fill="solid" draw:fill-color="#0084d1" draw:opacity="50%" draw:textarea-horizontal-align="left" draw:textarea-vertical-align="top" draw:auto-grow-height="false" fo:min-height="6.75cm" fo:min-width="8.5cm" draw:shadow-opacity="50%"/>
    </style:style>
    <style:style style:name="gr3" style:family="graphic" style:parent-style-name="standard">
      <style:graphic-properties draw:fill="solid" draw:fill-color="#0084d1" draw:opacity="50%" draw:textarea-horizontal-align="left" draw:textarea-vertical-align="top" draw:auto-grow-height="false" fo:min-height="6.75cm" fo:min-width="29.5cm" draw:shadow-opacity="50%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4.75cm" fo:min-width="6.5cm"/>
    </style:style>
    <style:style style:name="gr5" style:family="graphic" style:parent-style-name="standard">
      <style:graphic-properties draw:fill="solid" draw:fill-color="#ffffcc" draw:textarea-horizontal-align="left" draw:textarea-vertical-align="top" draw:auto-grow-height="false" fo:min-height="2.749cm" fo:min-width="13.749cm" fo:wrap-option="no-wrap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31cm" fo:min-width="1.18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8" style:family="graphic" style:parent-style-name="objectwithoutfill">
      <style:graphic-properties draw:marker-end="Arrow" draw:marker-end-width="0.3cm" draw:fill="none" draw:fill-color="#0084d1" draw:textarea-vertical-align="middle"/>
    </style:style>
    <style:style style:name="gr9" style:family="graphic" style:parent-style-name="standard">
      <style:graphic-properties draw:fill="solid" draw:fill-color="#95b3d7" draw:opacity="50%" draw:textarea-horizontal-align="left" draw:textarea-vertical-align="top" draw:auto-grow-height="false" fo:min-height="8.75cm" fo:min-width="43.5cm" draw:shadow-opacity="50%"/>
    </style:style>
    <style:style style:name="gr10" style:family="graphic" style:parent-style-name="standard">
      <style:graphic-properties draw:fill="solid" draw:fill-color="#95b3d7" draw:opacity="50%" draw:textarea-horizontal-align="left" draw:textarea-vertical-align="top" draw:auto-grow-height="false" fo:min-height="21.75cm" fo:min-width="43.5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min-height="6.75cm" fo:min-width="4.5cm"/>
    </style:style>
    <style:style style:name="gr12" style:family="graphic" style:parent-style-name="standard">
      <style:graphic-properties draw:fill-color="#aecf00" draw:textarea-horizontal-align="left" draw:textarea-vertical-align="middle" draw:auto-grow-height="false" fo:min-height="0.75cm" fo:min-width="5.5cm"/>
    </style:style>
    <style:style style:name="gr13" style:family="graphic" style:parent-style-name="standard">
      <style:graphic-properties draw:fill-color="#c5000b" draw:textarea-horizontal-align="right" draw:textarea-vertical-align="middle" draw:auto-grow-height="false" fo:min-height="0.75cm" fo:min-width="5.5cm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4.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right" draw:textarea-vertical-align="middle" draw:auto-grow-height="false" fo:min-height="0.75cm" fo:min-width="5.5cm"/>
    </style:style>
    <style:style style:name="gr17" style:family="graphic" style:parent-style-name="standard">
      <style:graphic-properties draw:textarea-horizontal-align="center" draw:textarea-vertical-align="middle" draw:auto-grow-height="false" fo:min-height="0.75cm" fo:min-width="5.5cm"/>
    </style:style>
    <style:style style:name="gr18" style:family="graphic" style:parent-style-name="standard">
      <style:graphic-properties draw:stroke="dash" draw:stroke-dash="Fine_20_Dashed" svg:stroke-width="0.1cm" svg:stroke-color="#eeeeee" draw:marker-start-width="0.35cm" draw:marker-end-width="0.35cm" draw:fill="solid" draw:fill-color="#eeeee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d320" draw:textarea-horizontal-align="center" draw:textarea-vertical-align="middle" draw:auto-grow-height="false" fo:min-height="0.75cm" fo:min-width="5.5cm"/>
    </style:style>
    <style:style style:name="gr20" style:family="graphic" style:parent-style-name="objectwithoutfill">
      <style:graphic-properties draw:stroke="dash" draw:stroke-dash="Ultrafine_20_Dashed" svg:stroke-width="0.1cm" draw:marker-start-width="0.35cm" draw:marker-end="Arrow" draw:marker-end-width="0.45cm" draw:fill="none" draw:fill-color="#0084d1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center" draw:textarea-vertical-align="middle" draw:auto-grow-height="false" fo:min-height="0.75cm" fo:min-width="6.5cm"/>
    </style:style>
    <style:style style:name="gr22" style:family="graphic" style:parent-style-name="standard">
      <style:graphic-properties draw:stroke="none" draw:fill="solid" draw:fill-color="#729fcf" draw:textarea-horizontal-align="center" draw:textarea-vertical-align="middle" draw:auto-grow-height="false" fo:min-height="2.95cm" fo:min-width="2.7cm" draw:shadow="hidden"/>
    </style:style>
    <style:style style:name="gr23" style:family="graphic" style:parent-style-name="standard">
      <style:graphic-properties svg:stroke-width="0cm" draw:marker-start-width="0.2cm" draw:marker-end-width="0.2cm" draw:fill="none" draw:fill-color="#0084d1" draw:textarea-horizontal-align="center" draw:textarea-vertical-align="middle" draw:auto-grow-height="false" fo:min-height="2.95cm" fo:min-width="2.7cm" fo:padding-top="0.125cm" fo:padding-bottom="0.125cm" fo:padding-left="0.25cm" fo:padding-right="0.25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5cm" fo:min-width="0cm"/>
    </style:style>
    <style:style style:name="gr25" style:family="graphic" style:parent-style-name="standard">
      <style:graphic-properties draw:fill-color="#ffd320" draw:textarea-horizontal-align="center" draw:textarea-vertical-align="middle" draw:auto-grow-height="false" fo:min-height="0.75cm" fo:min-width="4.5cm"/>
    </style:style>
    <style:style style:name="gr26" style:family="graphic" style:parent-style-name="standard">
      <style:graphic-properties draw:fill="solid" draw:fill-color="#95b3d7" draw:opacity="50%" draw:textarea-horizontal-align="left" draw:textarea-vertical-align="top" draw:auto-grow-height="false" fo:min-height="6.75cm" fo:min-width="43.5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4d1" draw:opacity="50%"/>
      <style:paragraph-properties fo:text-align="center"/>
      <style:text-properties fo:color="#ffffff"/>
    </style:style>
    <style:style style:name="P3" style:family="paragraph">
      <loext:graphic-properties draw:fill="solid" draw:fill-color="#729fcf"/>
      <style:paragraph-properties fo:text-align="center"/>
      <style:text-properties fo:color="#ffffff" fo:font-size="36pt" fo:font-weight="bold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cc"/>
      <style:paragraph-properties fo:text-align="start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0084d1"/>
      <style:paragraph-properties fo:text-align="center"/>
    </style:style>
    <style:style style:name="P9" style:family="paragraph">
      <loext:graphic-properties draw:fill="solid" draw:fill-color="#95b3d7" draw:opacity="50%"/>
      <style:paragraph-properties fo:text-align="center"/>
    </style:style>
    <style:style style:name="P10" style:family="paragraph">
      <loext:graphic-properties draw:fill-color="#aecf00"/>
      <style:paragraph-properties fo:text-align="center"/>
    </style:style>
    <style:style style:name="P11" style:family="paragraph">
      <loext:graphic-properties draw:fill-color="#c5000b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36pt" fo:font-weight="bold" style:font-size-asian="18pt" style:font-size-complex="18pt"/>
    </style:style>
    <style:style style:name="T3" style:family="text">
      <style:text-properties fo:color="#ffffff" fo:font-size="36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color="#eeeeee" style:font-name="Courier New1"/>
    </style:style>
    <style:style style:name="T7" style:family="text">
      <style:text-properties fo:color="#eeeeee"/>
    </style:style>
    <style:style style:name="T8" style:family="text">
      <style:text-properties fo:color="#ffffff"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_overview" draw:style-name="dp1" draw:master-page-name="Default">
        <draw:custom-shape draw:style-name="gr1" draw:text-style-name="P2" draw:layer="layout" svg:width="53cm" svg:height="17cm" svg:x="2cm" svg:y="6cm">
          <text:p text:style-name="P1"><text:span text:style-name="T1">testbe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45cm" svg:y="1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0cm" svg:height="7cm" svg:x="14cm" svg:y="7cm">
          <text:p text:style-name="P1"><text:span text:style-name="T1">g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0cm" svg:height="7cm" svg:x="14cm" svg:y="15cm"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cm" svg:height="5cm" svg:x="20cm" svg:y="16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7cm" svg:height="5cm" svg:x="28cm" svg:y="8cm">
          <text:p text:style-name="P1"><text:span text:style-name="T2">gu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7cm" svg:height="5cm" svg:x="28cm" svg:y="16cm">
          <text:p text:style-name="P1"><text:span text:style-name="T2">mips_core</text:span></text:p>
          <text:p text:style-name="P1"><text:span text:style-name="T2"><text:s/></text:span><text:span text:style-name="T3">(impl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cm" svg:height="5cm" svg:x="4cm" svg:y="12cm">
          <text:p text:style-name="P1"><text:span text:style-name="T2">ts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5cm" svg:x="46cm" svg:y="12cm">
          <text:p text:style-name="P1"><text:span text:style-name="T2">cm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7cm" svg:height="5cm" svg:x="20cm" svg:y="8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5cm" svg:x="36cm" svg:y="16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5cm" svg:x="36cm" svg:y="8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4.249cm" svg:height="2.999cm" svg:x="25.251cm" svg:y="2cm">
          <text:p text:style-name="P4">- init of the mem is clk dependent!</text:p>
          <draw:enhanced-geometry svg:viewBox="0 0 21600 21600" draw:mirror-horizontal="false" draw:type="line-callout-1" draw:modifiers="-6818.02105263158 50860.8 -378.94736842105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6" xml:id="id7" draw:id="id7" draw:layer="layout" svg:width="3cm" svg:height="1cm" draw:transform="rotate (1.5707963267949) translate (16cm 12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xml:id="id2" draw:id="id2" draw:layer="layout" svg:width="1cm" svg:height="3cm" svg:x="16cm" svg:y="9cm">
          <draw:text-box>
            <text:p text:style-name="P1">0</text:p>
            <text:p text:style-name="P1"/>
            <text:p text:style-name="P1">1</text:p>
          </draw:text-box>
        </draw:frame>
        <draw:connector draw:style-name="gr8" draw:text-style-name="P8" draw:layer="layout" svg:x1="11cm" svg:y1="14.5cm" svg:x2="16.5cm" svg:y2="12cm" draw:start-shape="id1" draw:start-glue-point="1" draw:end-shape="id2" draw:end-glue-point="2" svg:d="M11000 14500h5500v-2500" svg:viewBox="0 0 5501 2501">
          <text:p/>
        </draw:connector>
        <draw:custom-shape draw:style-name="gr6" draw:text-style-name="P6" xml:id="id8" draw:id="id8" draw:layer="layout" svg:width="3cm" svg:height="1cm" draw:transform="rotate (1.5707963267949) translate (16.001cm 20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xml:id="id3" draw:id="id3" draw:layer="layout" svg:width="1cm" svg:height="3cm" svg:x="16.001cm" svg:y="17cm">
          <draw:text-box>
            <text:p text:style-name="P1">0</text:p>
            <text:p text:style-name="P1"/>
            <text:p text:style-name="P1">1</text:p>
          </draw:text-box>
        </draw:frame>
        <draw:connector draw:style-name="gr8" draw:text-style-name="P8" draw:layer="layout" svg:x1="11cm" svg:y1="14.5cm" svg:x2="16.501cm" svg:y2="17cm" draw:start-shape="id1" draw:start-glue-point="1" draw:end-shape="id3" draw:end-glue-point="0" svg:d="M11000 14500h5501v2500" svg:viewBox="0 0 5502 2501">
          <text:p/>
        </draw:connector>
        <draw:connector draw:style-name="gr8" draw:text-style-name="P8" draw:layer="layout" svg:x1="17.001cm" svg:y1="18.5cm" svg:x2="20cm" svg:y2="18.5cm" draw:start-shape="id3" draw:start-glue-point="1" draw:end-shape="id4" draw:end-glue-point="3" svg:d="M17001 18500h2999" svg:viewBox="0 0 3000 1">
          <text:p/>
        </draw:connector>
        <draw:connector draw:style-name="gr8" draw:text-style-name="P8" draw:layer="layout" svg:x1="17cm" svg:y1="10.5cm" svg:x2="20cm" svg:y2="10.5cm" draw:start-shape="id2" draw:start-glue-point="1" draw:end-shape="id5" draw:end-glue-point="3" svg:d="M17000 10500h3000" svg:viewBox="0 0 3001 1">
          <text:p/>
        </draw:connector>
        <draw:connector draw:style-name="gr8" draw:text-style-name="P8" draw:layer="layout" svg:x1="35cm" svg:y1="10.5cm" svg:x2="16cm" svg:y2="9.501cm" draw:start-shape="id6" draw:start-glue-point="1" draw:end-shape="id7" draw:end-glue-point="8" svg:d="M35000 10500h501v-3001h-20002v2002h501" svg:viewBox="0 0 20003 3002">
          <text:p/>
        </draw:connector>
        <draw:connector draw:style-name="gr8" draw:text-style-name="P8" draw:layer="layout" svg:x1="7.5cm" svg:y1="12cm" svg:x2="16cm" svg:y2="11.499cm" draw:start-shape="id1" draw:start-glue-point="0" draw:end-shape="id7" draw:end-glue-point="9" svg:d="M7500 12000v-501h8500" svg:viewBox="0 0 8501 502">
          <text:p/>
        </draw:connector>
        <draw:connector draw:style-name="gr8" draw:text-style-name="P8" draw:layer="layout" svg:x1="7.5cm" svg:y1="17cm" svg:x2="16.001cm" svg:y2="19.499cm" draw:start-shape="id1" draw:start-glue-point="2" draw:end-shape="id8" draw:end-glue-point="9" svg:d="M7500 17000v2499h8501" svg:viewBox="0 0 8502 2500">
          <text:p/>
        </draw:connector>
        <draw:connector draw:style-name="gr8" draw:text-style-name="P8" draw:layer="layout" svg:x1="35cm" svg:y1="18.5cm" svg:x2="16.001cm" svg:y2="17.501cm" draw:start-shape="id9" draw:start-glue-point="1" draw:end-shape="id8" draw:end-glue-point="8" svg:d="M35000 18500h501v-3001h-20001v2002h501" svg:viewBox="0 0 20002 3002">
          <text:p/>
        </draw:connector>
      </draw:page>
      <draw:page draw:name="testbench_detailview" draw:style-name="dp1" draw:master-page-name="Default">
        <draw:custom-shape draw:style-name="gr9" draw:text-style-name="P9" draw:layer="layout" svg:width="44cm" svg:height="9cm" svg:x="33cm" svg:y="24cm">
          <text:p text:style-name="P1">imem (mem32)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4cm" svg:height="22cm" svg:x="33cm" svg:y="34cm">
          <text:p text:style-name="P1">gut (mips32sys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7cm" svg:x="57cm" svg:y="35cm">
          <text:p text:style-name="P1"><text:span text:style-name="T4">dmem</text:span></text:p>
          <text:p text:style-name="P1"><text:span text:style-name="T4"/></text:p>
          <text:p text:style-name="P1">(mem32)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1" draw:id="id31" draw:layer="layout" svg:width="6cm" svg:height="1cm" svg:x="26.992cm" svg:y="26.988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2" draw:text-style-name="P10" xml:id="id50" draw:id="id50" draw:layer="layout" svg:width="6cm" svg:height="1cm" svg:x="51cm" svg:y="3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" draw:id="id22" draw:layer="layout" svg:width="6cm" svg:height="1cm" svg:x="62cm" svg:y="3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54" draw:id="id54" draw:layer="layout" svg:width="6cm" svg:height="1cm" svg:x="51cm" svg:y="3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55" draw:id="id55" draw:layer="layout" svg:width="6cm" svg:height="1cm" svg:x="51cm" svg:y="4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56" draw:id="id56" draw:layer="layout" svg:width="6cm" svg:height="1cm" svg:x="51cm" svg:y="4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cm" svg:height="4cm" svg:x="57cm" svg:y="46cm">
          <text:p text:style-name="P1"><text:span text:style-name="T4">cpu</text:span></text:p>
          <text:p text:style-name="P1"><text:span text:style-name="T4"/></text:p>
          <text:p text:style-name="P1">(mips32core)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3" draw:id="id13" draw:layer="layout" svg:width="6cm" svg:height="1cm" svg:x="51cm" svg:y="46cm">
          <text:p text:style-name="P1"><text:span text:style-name="T5">ibus_d_i</text:span> (32)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7" draw:id="id17" draw:layer="layout" svg:width="6cm" svg:height="1cm" svg:x="51cm" svg:y="47cm">
          <text:p text:style-name="P1"><text:span text:style-name="T5">dbus_d_i</text:span> (32)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6cm" svg:height="1cm" svg:x="62cm" svg:y="46cm">
          <text:p><text:span text:style-name="T5"><text:s/></text:span>(IAL) <text:span text:style-name="T5">ibus_a_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3" draw:id="id33" draw:layer="layout" svg:width="6cm" svg:height="1cm" svg:x="51cm" svg:y="48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5" draw:id="id35" draw:layer="layout" svg:width="6cm" svg:height="1cm" svg:x="51cm" svg:y="49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4" draw:id="id14" draw:layer="layout" svg:width="6cm" svg:height="1cm" svg:x="62cm" svg:y="47cm">
          <text:p><text:span text:style-name="T5"><text:s/></text:span>(DAL) <text:span text:style-name="T5">dbus_a_o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" draw:id="id18" draw:layer="layout" svg:width="6cm" svg:height="1cm" svg:x="62cm" svg:y="48cm">
          <text:p><text:span text:style-name="T5"><text:s/></text:span>(32) <text:span text:style-name="T5">dbus_d_o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0" draw:id="id20" draw:layer="layout" svg:width="6cm" svg:height="1cm" svg:x="62cm" svg:y="49cm">
          <text:p><text:span text:style-name="T5"><text:s/></text:span><text:span text:style-name="T5">dbus_we_o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1" draw:id="id11" draw:layer="layout" svg:width="6cm" svg:height="1cm" svg:x="77cm" svg:y="46cm">
          <text:p><text:span text:style-name="T5"><text:s/></text:span>(IAL) <text:span text:style-name="T5">ibus_a_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2" draw:layer="layout" svg:x1="68cm" svg:y1="46.5cm" svg:x2="77cm" svg:y2="46.5cm" draw:start-shape="id10" draw:start-glue-point="1" draw:end-shape="id11" draw:end-glue-point="3" svg:d="M68000 46500h9000" svg:viewBox="0 0 9001 1">
          <text:p/>
        </draw:connector>
        <draw:custom-shape draw:style-name="gr12" draw:text-style-name="P10" xml:id="id12" draw:id="id12" draw:layer="layout" svg:width="6cm" svg:height="1cm" svg:x="27cm" svg:y="46cm">
          <text:p text:style-name="P1"><text:span text:style-name="T5">ibus_d_i</text:span> (32)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33cm" svg:y1="46.5cm" svg:x2="51cm" svg:y2="46.5cm" draw:start-shape="id12" draw:start-glue-point="1" draw:end-shape="id13" draw:end-glue-point="3" svg:d="M33000 46500h18000" svg:viewBox="0 0 18001 1">
          <text:p/>
        </draw:connector>
        <draw:custom-shape draw:style-name="gr16" draw:text-style-name="P1" xml:id="id15" draw:id="id15" draw:layer="layout" svg:width="6cm" svg:height="1cm" svg:x="69cm" svg:y="47cm">
          <text:p><text:span text:style-name="T5"><text:s/></text:span>(DAL) <text:span text:style-name="T5">dbus_a <text:s/>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68cm" svg:y1="47.5cm" svg:x2="69cm" svg:y2="47.5cm" draw:start-shape="id14" draw:start-glue-point="1" draw:end-shape="id15" draw:end-glue-point="3" svg:d="M68000 47500h1000" svg:viewBox="0 0 1001 1">
          <text:p/>
        </draw:connector>
        <draw:custom-shape draw:style-name="gr17" draw:text-style-name="P1" xml:id="id16" draw:id="id16" draw:layer="layout" svg:width="6cm" svg:height="1cm" svg:x="44cm" svg:y="47cm">
          <text:p><text:span text:style-name="T5">dbus_d_i </text:span>(32)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50cm" svg:y1="47.5cm" svg:x2="51cm" svg:y2="47.5cm" draw:start-shape="id16" draw:start-glue-point="1" draw:end-shape="id17" draw:end-glue-point="3" svg:d="M50000 47500h1000" svg:viewBox="0 0 1001 1">
          <text:p/>
        </draw:connector>
        <draw:custom-shape draw:style-name="gr16" draw:text-style-name="P1" xml:id="id19" draw:id="id19" draw:layer="layout" svg:width="6cm" svg:height="1cm" svg:x="69cm" svg:y="48cm">
          <text:p><text:span text:style-name="T5"><text:s/></text:span>(32) <text:span text:style-name="T5">dbus_d_o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68cm" svg:y1="48.5cm" svg:x2="69cm" svg:y2="48.5cm" draw:start-shape="id18" draw:start-glue-point="1" draw:end-shape="id19" draw:end-glue-point="3" svg:d="M68000 48500h1000" svg:viewBox="0 0 1001 1">
          <text:p/>
        </draw:connector>
        <draw:custom-shape draw:style-name="gr16" draw:text-style-name="P1" xml:id="id21" draw:id="id21" draw:layer="layout" svg:width="6cm" svg:height="1cm" svg:x="69cm" svg:y="49cm">
          <text:p><text:span text:style-name="T5">dbus_we 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68cm" svg:y1="49.5cm" svg:x2="69cm" svg:y2="49.5cm" draw:start-shape="id20" draw:start-glue-point="1" draw:end-shape="id21" draw:end-glue-point="3" svg:d="M68000 49500h1000" svg:viewBox="0 0 1001 1">
          <text:p/>
        </draw:connector>
        <draw:custom-shape draw:style-name="gr17" draw:text-style-name="P1" xml:id="id25" draw:id="id25" draw:layer="layout" svg:width="6cm" svg:height="1cm" svg:x="24cm" svg:y="41cm">
          <text:p><text:span text:style-name="T5"><text:s/></text:span><text:span text:style-name="T5">inst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1" xml:id="id24" draw:id="id24" draw:layer="layout" svg:width="6cm" svg:height="1cm" svg:x="19cm" svg:y="46cm">
          <text:p><text:span text:style-name="T5">imem_d_o</text:span> (32)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68cm" svg:y1="38.5cm" svg:x2="69cm" svg:y2="38.5cm" draw:start-shape="id22" draw:start-glue-point="1" draw:end-shape="id23" draw:end-glue-point="3" svg:d="M68000 38500h1000" svg:viewBox="0 0 1001 1">
          <text:p/>
        </draw:connector>
        <draw:connector draw:style-name="gr15" draw:text-style-name="P12" draw:layer="layout" svg:x1="25cm" svg:y1="46.5cm" svg:x2="27cm" svg:y2="46.5cm" draw:start-shape="id24" draw:start-glue-point="1" draw:end-shape="id12" draw:end-glue-point="3" svg:d="M25000 46500h2000" svg:viewBox="0 0 2001 1">
          <text:p/>
        </draw:connector>
        <draw:connector draw:style-name="gr15" draw:text-style-name="P12" draw:layer="layout" svg:x1="25cm" svg:y1="46.5cm" svg:x2="24cm" svg:y2="41.5cm" draw:start-shape="id24" draw:start-glue-point="1" draw:end-shape="id25" draw:end-glue-point="3" svg:d="M25000 46500h501v-2500h-2002v-2500h501" svg:viewBox="0 0 2003 5001">
          <text:p/>
        </draw:connector>
        <draw:custom-shape draw:style-name="gr17" draw:text-style-name="P1" xml:id="id27" draw:id="id27" draw:layer="layout" svg:width="6cm" svg:height="1cm" svg:x="18.9cm" svg:y="27cm">
          <text:p><text:span text:style-name="T5"><text:s/></text:span><text:span text:style-name="T5">imem_a_i</text:span> (IAL)</text:p>
          <draw:enhanced-geometry svg:viewBox="0 0 21600 21600" draw:type="rectangle" draw:enhanced-path="M 0 0 L 21600 0 21600 21600 0 21600 0 0 Z N"/>
        </draw:custom-shape>
        <draw:custom-shape draw:style-name="gr6" draw:text-style-name="P6" xml:id="id26" draw:id="id26" draw:layer="layout" svg:width="3cm" svg:height="1cm" draw:transform="rotate (1.5707963267949) translate (16.9cm 29cm)">
          <draw:glue-point draw:id="8" svg:x="-5cm" svg:y="-3.333cm"/>
          <draw:glue-point draw:id="9" svg:x="-5cm" svg:y="3.333cm"/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8" draw:layer="layout" svg:x1="17.9cm" svg:y1="27.5cm" svg:x2="18.9cm" svg:y2="27.5cm" draw:start-shape="id26" draw:start-glue-point="5" draw:end-shape="id27" draw:end-glue-point="3" svg:d="M17900 27500h1000" svg:viewBox="0 0 1001 1">
          <text:p/>
        </draw:connector>
        <draw:custom-shape draw:style-name="gr17" draw:text-style-name="P1" xml:id="id28" draw:id="id28" draw:layer="layout" svg:width="6cm" svg:height="1cm" svg:x="14.4cm" svg:y="30cm">
          <text:p><text:span text:style-name="T5"><text:s/></text:span><text:span text:style-name="T5">ia_se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7.4cm" svg:y1="30cm" svg:x2="17.4cm" svg:y2="28.625cm" draw:start-shape="id28" draw:start-glue-point="0" draw:end-shape="id26" draw:end-glue-point="6" svg:d="M17400 30000v-1375" svg:viewBox="0 0 1 1376">
          <text:p/>
        </draw:connector>
        <draw:custom-shape draw:style-name="gr17" draw:text-style-name="P1" xml:id="id29" draw:id="id29" draw:layer="layout" svg:width="6cm" svg:height="1cm" svg:x="9.9cm" svg:y="26cm">
          <text:p><text:span text:style-name="T5">ibus_a_o</text:span> (I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15.9cm" svg:y1="26.5cm" svg:x2="16.9cm" svg:y2="26.501cm" draw:start-shape="id29" draw:start-glue-point="1" draw:end-shape="id26" draw:end-glue-point="8" svg:d="M15900 26500h500v1h500" svg:viewBox="0 0 1001 2">
          <text:p/>
        </draw:connector>
        <draw:connector draw:style-name="gr8" draw:text-style-name="P8" draw:layer="layout" svg:x1="15.9cm" svg:y1="28.5cm" svg:x2="16.9cm" svg:y2="28.499cm" draw:start-shape="id30" draw:start-glue-point="1" draw:end-shape="id26" draw:end-glue-point="9" svg:d="M15900 28500h500v-1h500" svg:viewBox="0 0 1001 2">
          <text:p/>
        </draw:connector>
        <draw:custom-shape draw:style-name="gr17" draw:text-style-name="P1" xml:id="id30" draw:id="id30" draw:layer="layout" svg:width="6cm" svg:height="1cm" svg:x="9.9cm" svg:y="28cm">
          <text:p><text:span text:style-name="T5"><text:s/></text:span><text:span text:style-name="T5">iaddr</text:span> (IAL)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cm" svg:height="3cm" svg:x="16.9cm" svg:y="26cm">
          <draw:text-box>
            <text:p text:style-name="P1">0</text:p>
            <text:p text:style-name="P1"/>
            <text:p text:style-name="P1">1</text:p>
          </draw:text-box>
        </draw:frame>
        <draw:connector draw:style-name="gr8" draw:text-style-name="P8" draw:layer="layout" draw:line-skew="-0.346cm" svg:x1="24.9cm" svg:y1="27.5cm" svg:x2="26.992cm" svg:y2="27.488cm" draw:start-shape="id27" draw:start-glue-point="1" draw:end-shape="id31" draw:end-glue-point="3" svg:d="M24900 27500h700v-12h1392" svg:viewBox="0 0 2093 13">
          <text:p/>
        </draw:connector>
        <draw:connector draw:style-name="gr8" draw:text-style-name="P8" draw:layer="layout" draw:line-skew="3.899cm -12.8cm -0.499cm" svg:x1="83cm" svg:y1="46.5cm" svg:x2="9.9cm" svg:y2="26.5cm" draw:start-shape="id11" draw:start-glue-point="1" draw:end-shape="id29" draw:end-glue-point="3" svg:d="M83000 46500h4400v-22800h-78500v2800h1000" svg:viewBox="0 0 78501 22801">
          <text:p/>
        </draw:connector>
        <draw:custom-shape draw:style-name="gr12" draw:text-style-name="P10" xml:id="id32" draw:id="id32" draw:layer="layout" svg:width="6cm" svg:height="1cm" svg:x="27cm" svg:y="48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3cm" svg:y1="48.5cm" svg:x2="51cm" svg:y2="48.5cm" draw:start-shape="id32" draw:start-glue-point="1" draw:end-shape="id33" draw:end-glue-point="3" svg:d="M33000 48500h18000" svg:viewBox="0 0 18001 1">
          <text:p/>
        </draw:connector>
        <draw:custom-shape draw:style-name="gr12" draw:text-style-name="P10" xml:id="id34" draw:id="id34" draw:layer="layout" svg:width="6cm" svg:height="1cm" svg:x="27cm" svg:y="49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3cm" svg:y1="49.5cm" svg:x2="51cm" svg:y2="49.5cm" draw:start-shape="id34" draw:start-glue-point="1" draw:end-shape="id35" draw:end-glue-point="3" svg:d="M33000 49500h18000" svg:viewBox="0 0 18001 1">
          <text:p/>
        </draw:connector>
        <draw:custom-shape draw:style-name="gr6" draw:text-style-name="P6" xml:id="id39" draw:id="id39" draw:layer="layout" svg:width="3cm" svg:height="1cm" draw:transform="rotate (1.5707963267949) translate (42cm 53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8" draw:layer="layout" svg:x1="41cm" svg:y1="51.5cm" svg:x2="42cm" svg:y2="51.5cm" draw:start-shape="id36" draw:start-glue-point="1" draw:end-shape="id37" draw:end-glue-point="3" svg:d="M41000 51500h1000" svg:viewBox="0 0 1001 1">
          <text:p/>
        </draw:connector>
        <draw:connector draw:style-name="gr8" draw:text-style-name="P8" draw:layer="layout" svg:x1="41cm" svg:y1="52.5cm" svg:x2="42cm" svg:y2="52.499cm" draw:start-shape="id38" draw:start-glue-point="1" draw:end-shape="id39" draw:end-glue-point="9" svg:d="M41000 52500h500v-1h500" svg:viewBox="0 0 1001 2">
          <text:p/>
        </draw:connector>
        <draw:frame draw:style-name="gr7" draw:text-style-name="P7" xml:id="id37" draw:id="id37" draw:layer="layout" svg:width="1cm" svg:height="3cm" svg:x="42cm" svg:y="50cm">
          <draw:text-box>
            <text:p text:style-name="P1">0</text:p>
            <text:p text:style-name="P1">1</text:p>
            <text:p text:style-name="P1">X</text:p>
          </draw:text-box>
        </draw:frame>
        <draw:connector draw:style-name="gr8" draw:text-style-name="P8" draw:layer="layout" svg:x1="43cm" svg:y1="51.5cm" svg:x2="44cm" svg:y2="47.5cm" draw:start-shape="id37" draw:start-glue-point="1" draw:end-shape="id16" draw:end-glue-point="3" svg:d="M43000 51500h500v-2499h-1v-1501h501" svg:viewBox="0 0 1001 4001">
          <text:p/>
        </draw:connector>
        <draw:connector draw:style-name="gr8" draw:text-style-name="P8" draw:layer="layout" svg:x1="41cm" svg:y1="50.5cm" svg:x2="42cm" svg:y2="50.501cm" draw:start-shape="id40" draw:start-glue-point="1" draw:end-shape="id39" draw:end-glue-point="8" svg:d="M41000 50500h500v1h500" svg:viewBox="0 0 1001 2">
          <text:p/>
        </draw:connector>
        <draw:custom-shape draw:style-name="gr17" draw:text-style-name="P1" xml:id="id41" draw:id="id41" draw:layer="layout" svg:width="6cm" svg:height="1cm" svg:x="39.5cm" svg:y="54cm">
          <text:p><text:span text:style-name="T6">dbus_a </text:span><text:span text:style-name="T7">[DAL-1])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2.5cm" svg:y1="54cm" svg:x2="42.5cm" svg:y2="52.625cm" draw:start-shape="id41" draw:start-glue-point="0" draw:end-shape="id39" draw:end-glue-point="6" svg:d="M42500 54000v-1375" svg:viewBox="0 0 1 1376">
          <text:p/>
        </draw:connector>
        <draw:custom-shape draw:style-name="gr17" draw:text-style-name="P1" xml:id="id40" draw:id="id40" draw:layer="layout" svg:width="6cm" svg:height="1cm" svg:x="35cm" svg:y="50cm">
          <text:p><text:span text:style-name="T5">dperiph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38" draw:id="id38" draw:layer="layout" svg:width="6cm" svg:height="1cm" svg:x="35cm" svg:y="52cm">
          <text:p>(others =&gt; '0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3" draw:layer="layout" svg:x1="75cm" svg:y1="47.5cm" svg:x2="45.5cm" svg:y2="54.5cm" draw:start-shape="id15" draw:start-glue-point="1" draw:end-shape="id41" svg:d="M75000 47500h501v7000h-30001" svg:viewBox="0 0 30002 7001">
          <text:p/>
        </draw:connector>
        <draw:custom-shape draw:style-name="gr11" draw:text-style-name="P1" draw:layer="layout" svg:width="5cm" svg:height="7cm" svg:x="57cm" svg:y="25cm">
          <text:p text:style-name="P1"><text:span text:style-name="T4">imem</text:span></text:p>
          <text:p text:style-name="P1"><text:span text:style-name="T4"/></text:p>
          <text:p text:style-name="P1">(mem32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27cm" svg:y="2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27cm" svg:y="2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27cm" svg:y="3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27cm" svg:y="3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1" draw:id="id61" draw:layer="layout" svg:width="6cm" svg:height="1cm" svg:x="77cm" svg:y="2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43" draw:id="id43" draw:layer="layout" svg:width="6cm" svg:height="1cm" svg:x="51cm" svg:y="37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7" draw:text-style-name="P1" xml:id="id42" draw:id="id42" draw:layer="layout" svg:width="6cm" svg:height="1cm" svg:x="44cm" svg:y="37cm">
          <text:p><text:span text:style-name="T5">dram_a_i</text:span> (D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50cm" svg:y1="37.5cm" svg:x2="51cm" svg:y2="37.5cm" draw:start-shape="id42" draw:start-glue-point="1" draw:end-shape="id43" svg:d="M50000 37500h1000" svg:viewBox="0 0 1001 1">
          <text:p/>
        </draw:connector>
        <draw:custom-shape draw:style-name="gr19" draw:text-style-name="P14" xml:id="id45" draw:id="id45" draw:layer="layout" svg:width="6cm" svg:height="1cm" svg:x="51cm" svg:y="36cm">
          <text:p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44" draw:id="id44" draw:layer="layout" svg:width="6cm" svg:height="1cm" svg:x="27cm" svg:y="36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8" draw:layer="layout" svg:x1="33cm" svg:y1="36.5cm" svg:x2="51cm" svg:y2="36.5cm" draw:start-shape="id44" draw:start-glue-point="1" draw:end-shape="id45" draw:end-glue-point="3" svg:d="M33000 36500h18000" svg:viewBox="0 0 18001 1">
          <text:p/>
        </draw:connector>
        <draw:custom-shape draw:style-name="gr19" draw:text-style-name="P14" xml:id="id47" draw:id="id47" draw:layer="layout" svg:width="6cm" svg:height="1cm" svg:x="51cm" svg:y="3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46" draw:id="id46" draw:layer="layout" svg:width="6cm" svg:height="1cm" svg:x="27cm" svg:y="3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8" draw:layer="layout" svg:x1="33cm" svg:y1="35.5cm" svg:x2="51cm" svg:y2="35.5cm" draw:start-shape="id46" draw:start-glue-point="1" draw:end-shape="id47" draw:end-glue-point="3" svg:d="M33000 35500h18000" svg:viewBox="0 0 18001 1">
          <text:p/>
        </draw:connector>
        <draw:custom-shape draw:style-name="gr21" draw:text-style-name="P15" xml:id="id48" draw:id="id48" draw:layer="layout" svg:width="7cm" svg:height="1cm" svg:x="35cm" svg:y="37cm">
          <text:p><text:span text:style-name="T8">dbus_a </text:span><text:span text:style-name="T1">[DAL-1 .. 0])</text:span></text:p>
          <draw:enhanced-geometry svg:viewBox="0 0 21600 21600" draw:type="rectangle" draw:enhanced-path="M 0 0 L 21600 0 21600 21600 0 21600 0 0 Z N"/>
        </draw:custom-shape>
        <draw:connector draw:style-name="gr18" draw:text-style-name="P13" draw:layer="layout" draw:line-skew="0cm -1.899cm" svg:x1="75cm" svg:y1="47.5cm" svg:x2="38.5cm" svg:y2="37cm" draw:start-shape="id15" draw:start-glue-point="1" draw:end-shape="id48" draw:end-glue-point="0" svg:d="M75000 47500h501v-12900h-37001v2400" svg:viewBox="0 0 37002 12901">
          <text:p/>
        </draw:connector>
        <draw:connector draw:style-name="gr8" draw:text-style-name="P8" draw:layer="layout" svg:x1="42cm" svg:y1="37.5cm" svg:x2="44cm" svg:y2="37.5cm" draw:start-shape="id48" draw:start-glue-point="1" draw:end-shape="id42" draw:end-glue-point="3" svg:d="M42000 37500h2000" svg:viewBox="0 0 2001 1">
          <text:p/>
        </draw:connector>
        <draw:custom-shape draw:style-name="gr17" draw:text-style-name="P1" xml:id="id36" draw:id="id36" draw:layer="dram_d_o" svg:width="6cm" svg:height="1cm" svg:x="35cm" svg:y="51cm">
          <text:p><text:span text:style-name="T5">dram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23" draw:id="id23" draw:layer="dram_d_o" svg:width="6cm" svg:height="1cm" svg:x="69cm" svg:y="38cm">
          <text:p><text:span text:style-name="T5">dram_d_o </text:span>(32)</text:p>
          <draw:enhanced-geometry svg:viewBox="0 0 21600 21600" draw:type="rectangle" draw:enhanced-path="M 0 0 L 21600 0 21600 21600 0 21600 0 0 Z N"/>
        </draw:custom-shape>
        <draw:connector draw:style-name="gr18" draw:text-style-name="P13" draw:layer="dram_d_o" draw:line-skew="0cm -1cm" svg:x1="75cm" svg:y1="38.5cm" svg:x2="35cm" svg:y2="51.5cm" draw:start-shape="id23" draw:start-glue-point="1" draw:end-shape="id36" draw:end-glue-point="3" svg:d="M75000 38500h501v5500h-41002v7500h501" svg:viewBox="0 0 41003 13001">
          <text:p/>
        </draw:connector>
        <draw:custom-shape draw:style-name="gr17" draw:text-style-name="P1" xml:id="id49" draw:id="id49" draw:layer="layout" svg:width="6cm" svg:height="1cm" svg:x="44cm" svg:y="38cm">
          <text:p><text:span text:style-name="T5">dbus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50cm" svg:y1="38.5cm" svg:x2="51cm" svg:y2="38.5cm" draw:start-shape="id49" draw:start-glue-point="1" draw:end-shape="id50" draw:end-glue-point="3" svg:d="M50000 38500h1000" svg:viewBox="0 0 1001 1">
          <text:p/>
        </draw:connector>
        <draw:connector draw:style-name="gr18" draw:text-style-name="P13" draw:layer="layout" svg:x1="75cm" svg:y1="48.5cm" svg:x2="44cm" svg:y2="38.5cm" draw:start-shape="id19" draw:start-glue-point="1" draw:end-shape="id49" draw:end-glue-point="3" svg:d="M75000 48500h501v-5000h-32002v-5000h501" svg:viewBox="0 0 32003 10001">
          <text:p/>
        </draw:connector>
        <draw:custom-shape draw:style-name="gr17" draw:text-style-name="P1" xml:id="id52" draw:id="id52" draw:layer="layout" svg:width="6cm" svg:height="1cm" svg:x="44cm" svg:y="39cm">
          <text:p text:style-name="P1"><text:span text:style-name="T5">dram_we_i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53" draw:id="id53" draw:layer="layout" svg:width="6cm" svg:height="1cm" svg:x="35cm" svg:y="38.5cm">
          <text:p><text:span text:style-name="T5">dbus_we </text:span></text:p>
          <draw:enhanced-geometry svg:viewBox="0 0 21600 21600" draw:type="rectangle" draw:enhanced-path="M 0 0 L 21600 0 21600 21600 0 21600 0 0 Z N"/>
        </draw:custom-shape>
        <draw:g xml:id="id51" draw:id="id51">
          <draw:g>
            <draw:path draw:style-name="gr22" draw:text-style-name="P6" draw:layer="layout" svg:width="1.999cm" svg:height="1.999cm" draw:transform="rotate (-3.14159265358979) translate (42cm 40.5cm)" svg:viewBox="0 0 2000 2000" svg:d="M976 2000l-63-4-50-6-48-8-49-10-47-13-48-15-46-17-46-20-44-22-44-24-42-26-40-29-40-30-37-33-36-33-35-37-32-37-31-39-29-40-26-42-25-43-22-45-20-45-18-46-16-47-13-48-10-49-8-48-7-50-3-49-1-50 1-49 5-50 6-49 8-49 12-48 14-48 15-47 19-46 20-45 23-44 24-43 28-42 29-40 31-39 32-37 35-35 37-34 38-32 39-30 42-28 42-25 43-24 45-22 46-19 46-17 47-15 49-12 48-10 50-8 48-5 54-3zM0 0zM2000 2000z">
              <text:p/>
            </draw:path>
            <draw:path draw:style-name="gr23" draw:text-style-name="P8" draw:layer="layout" svg:width="1.999cm" svg:height="1.999cm" draw:transform="rotate (-3.14159265358979) translate (42cm 40.5cm)" svg:viewBox="0 0 2000 2000" svg:d="M976 2000l-63-4-50-6-48-8-49-10-47-13-48-15-46-17-46-20-44-22-44-24-42-26-41-29-39-30-37-33-36-33-35-37-33-37-30-39-29-40-26-42-25-43-22-45-20-45-18-46-16-47-13-48-10-49-8-48-7-50-3-49-1-50 1-49 4-50 7-49 8-49 12-48 13-48 16-47 19-46 20-45 23-44 24-43 28-42 28-40 32-39 32-37 35-35 37-34 38-32 39-30 42-28 42-25 43-24 45-22 46-19 46-17 47-15 49-12 48-10 50-8 48-5 50-2zM0 0zM2000 2000z">
              <text:p/>
            </draw:path>
          </draw:g>
          <draw:frame draw:style-name="gr24" draw:text-style-name="P16" draw:layer="layout" svg:width="1cm" svg:height="2cm" svg:x="41cm" svg:y="38.5cm">
            <draw:text-box>
              <text:p>&amp;</text:p>
            </draw:text-box>
          </draw:frame>
        </draw:g>
        <draw:custom-shape draw:style-name="gr16" draw:text-style-name="P15" draw:layer="layout" svg:width="6cm" svg:height="1cm" svg:x="35cm" svg:y="39.5cm">
          <text:p text:style-name="P1"><text:span text:style-name="T8">dbus_a </text:span><text:span text:style-name="T1">[DAL-1]</text:span><text:span text:style-name="T8"> 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2cm" svg:y1="39.5cm" svg:x2="44cm" svg:y2="39.5cm" draw:start-shape="id51" draw:start-glue-point="1" draw:end-shape="id52" draw:end-glue-point="3" svg:d="M42000 39500h2000" svg:viewBox="0 0 2001 1">
          <text:p/>
        </draw:connector>
        <draw:connector draw:style-name="gr18" draw:text-style-name="P13" draw:layer="layout" svg:x1="75cm" svg:y1="49.5cm" svg:x2="35cm" svg:y2="39cm" draw:start-shape="id21" draw:start-glue-point="1" draw:end-shape="id53" draw:end-glue-point="3" svg:d="M75000 49500h501v-5250h-41002v-5250h501" svg:viewBox="0 0 41003 10501">
          <text:p/>
        </draw:connector>
        <draw:connector draw:style-name="gr8" draw:text-style-name="P8" draw:layer="layout" svg:x1="50cm" svg:y1="39.5cm" svg:x2="51cm" svg:y2="39.5cm" draw:start-shape="id52" draw:start-glue-point="1" draw:end-shape="id54" draw:end-glue-point="3" svg:d="M50000 39500h1000" svg:viewBox="0 0 1001 1">
          <text:p/>
        </draw:connector>
        <draw:connector draw:style-name="gr8" draw:text-style-name="P8" draw:layer="layout" svg:x1="33cm" svg:y1="48.5cm" svg:x2="51cm" svg:y2="40.5cm" draw:start-shape="id32" draw:start-glue-point="1" draw:end-shape="id55" draw:end-glue-point="3" svg:d="M33000 48500h9000v-8000h9000" svg:viewBox="0 0 18001 8001">
          <text:p/>
        </draw:connector>
        <draw:connector draw:style-name="gr8" draw:text-style-name="P8" draw:layer="layout" svg:x1="33cm" svg:y1="49.5cm" svg:x2="51cm" svg:y2="41.5cm" draw:start-shape="id34" draw:start-glue-point="1" draw:end-shape="id56" draw:end-glue-point="3" svg:d="M33000 49500h9000v-8000h9000" svg:viewBox="0 0 18001 8001">
          <text:p/>
        </draw:connector>
        <draw:custom-shape draw:style-name="gr25" draw:text-style-name="P14" xml:id="id58" draw:id="id58" draw:layer="layout" svg:width="5cm" svg:height="1cm" svg:x="57cm" svg:y="45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57" draw:id="id57" draw:layer="layout" svg:width="6cm" svg:height="1cm" svg:x="44cm" svg:y="45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8" draw:layer="layout" svg:x1="50cm" svg:y1="45.5cm" svg:x2="57cm" svg:y2="45.5cm" draw:start-shape="id57" draw:start-glue-point="1" draw:end-shape="id58" draw:end-glue-point="3" svg:d="M50000 45500h7000" svg:viewBox="0 0 7001 1">
          <text:p/>
        </draw:connector>
        <draw:custom-shape draw:style-name="gr25" draw:text-style-name="P14" xml:id="id60" draw:id="id60" draw:layer="layout" svg:width="5cm" svg:height="1cm" svg:x="57cm" svg:y="44cm">
          <text:p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59" draw:id="id59" draw:layer="layout" svg:width="6cm" svg:height="1cm" svg:x="44cm" svg:y="44cm">
          <text:p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8" draw:layer="layout" svg:x1="50cm" svg:y1="44.5cm" svg:x2="57cm" svg:y2="44.5cm" draw:start-shape="id59" draw:start-glue-point="1" draw:end-shape="id60" draw:end-glue-point="3" svg:d="M50000 44500h7000" svg:viewBox="0 0 7001 1">
          <text:p/>
        </draw:connector>
        <draw:connector draw:style-name="gr8" draw:text-style-name="P8" draw:layer="layout" draw:line-skew="0.499cm -4cm" svg:x1="83cm" svg:y1="28.5cm" svg:x2="19cm" svg:y2="46.5cm" draw:start-shape="id61" draw:start-glue-point="1" draw:end-shape="id24" draw:end-glue-point="3" svg:d="M83000 28500h1000v5000h-65501v13000h501" svg:viewBox="0 0 65502 18001">
          <text:p/>
        </draw:connector>
        <draw:custom-shape draw:style-name="gr26" draw:text-style-name="P9" draw:layer="layout" svg:width="44cm" svg:height="7cm" svg:x="33cm" svg:y="14cm">
          <text:p text:style-name="P1">tst (testset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50.992cm" svg:y="26.988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51cm" svg:y="2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51cm" svg:y="2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51cm" svg:y="3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1cm" svg:x="51cm" svg:y="3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cm" svg:height="1cm" svg:x="62cm" svg:y="2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1cm" svg:x="51cm" svg:y="26cm">
          <text:p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6cm" svg:height="1cm" svg:x="51cm" svg:y="2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6cm" svg:height="1cm" svg:x="27cm" svg:y="25.9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6cm" svg:height="1cm" svg:x="27cm" svg:y="24.9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6cm" svg:height="1cm" svg:x="21cm" svg:y="48cm">
          <text:p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1cm" svg:x="10cm" svg:y="41cm">
          <text:p><text:span text:style-name="T5">rese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1cm" svg:x="21cm" svg:y="49cm">
          <text:p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1cm" svg:x="21cm" svg:y="31cm">
          <text:p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1cm" svg:x="21cm" svg:y="30cm">
          <text:p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m_d_o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9:16:49.208000000</meta:creation-date>
    <dc:date>2015-02-19T20:41:20.805000000</dc:date>
    <meta:editing-duration>P1DT17M26S</meta:editing-duration>
    <meta:editing-cycles>71</meta:editing-cycles>
    <meta:generator>LibreOffice/4.4.0.3$Windows_x86 LibreOffice_project/de093506bcdc5fafd9023ee680b8c60e3e0645d7</meta:generator>
    <meta:document-statistic meta:object-count="148"/>
  </office:meta>
</office:document-meta>
</file>